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F55000003C3FE671D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7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54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5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29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8" style:family="table-cell" style:parent-style-name="Default" style:data-style-name="N129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29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63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64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29">
      <style:table-cell-properties fo:border="0.06pt solid #000000"/>
      <style:text-properties style:font-name="Segoe UI" fo:font-size="10pt" style:font-size-asian="10pt" style:font-size-complex="10pt"/>
    </style:style>
    <style:style style:name="ce41" style:family="table-cell" style:parent-style-name="Default" style:data-style-name="N129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67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84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_20_1" draw:style-name="gr1" draw:text-style-name="P1" svg:width="4.2476in" svg:height="1.0421in" svg:x="0in" svg:y="0in">
              <draw:image xlink:href="Pictures/1000000100000F55000003C3FE671D1E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62" table:formula="of:=[.I29]" office:value-type="currency" office:currency="USD" office:value="130" calcext:value-type="currency" table:number-columns-spanned="2" table:number-rows-spanned="2">
            <text:p>$13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Thornton 120<text:span text:style-name="T1">th</text:span>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6-07-01" calcext:value-type="date">
            <text:p>07/01/26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6-07" calcext:value-type="date">
            <text:p>06/07/26</text:p>
          </table:table-cell>
          <table:table-cell table:style-name="ce24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28"/>
          <table:table-cell table:style-name="ce54" office:value-type="currency" office:currency="USD" office:value="65" calcext:value-type="currency">
            <text:p>$65.00</text:p>
          </table:table-cell>
          <table:table-cell table:style-name="ce63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6-06-21" calcext:value-type="date">
            <text:p>06/21/26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28"/>
          <table:table-cell table:style-name="ce55" office:value-type="currency" office:currency="USD" office:value="65" calcext:value-type="currency">
            <text:p>$65.00</text:p>
          </table:table-cell>
          <table:table-cell table:style-name="ce64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28" table:number-columns-spanned="5" table:number-rows-spanned="1"/>
          <table:covered-table-cell table:number-columns-repeated="4" table:style-name="ce28"/>
          <table:table-cell table:style-name="ce54"/>
          <table:table-cell table:style-name="ce63"/>
          <table:table-cell table:style-name="ce14"/>
          <table:table-cell table:number-columns-repeated="54"/>
        </table:table-row>
        <table:table-row table:style-name="ro1">
          <table:table-cell table:style-name="ce12"/>
          <table:table-cell table:style-name="ce29"/>
          <table:table-cell table:style-name="ce27" table:number-columns-spanned="5" table:number-rows-spanned="1"/>
          <table:covered-table-cell table:number-columns-repeated="4" table:style-name="ce27"/>
          <table:table-cell table:style-name="ce49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28" table:number-columns-spanned="5" table:number-rows-spanned="1"/>
          <table:covered-table-cell table:number-columns-repeated="4" table:style-name="ce28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7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7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7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7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string" calcext:value-type="string">
            <text:p><text:s/></text:p>
          </table:table-cell>
          <table:table-cell table:style-name="ce25"/>
          <table:table-cell table:style-name="ce27" table:number-columns-spanned="5" table:number-rows-spanned="1"/>
          <table:covered-table-cell table:number-columns-repeated="4" table:style-name="ce27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28"/>
          <table:table-cell table:style-name="ce24"/>
          <table:table-cell table:style-name="ce28" table:number-columns-spanned="5" table:number-rows-spanned="1"/>
          <table:covered-table-cell table:number-columns-repeated="4" table:style-name="ce28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67" table:formula="of:=SUM([.I15:.I25])" office:value-type="currency" office:currency="USD" office:value="130" calcext:value-type="currency">
            <text:p>$13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68" table:formula="of:=SUM([.I16:.I26])" office:value-type="currency" office:currency="USD" office:value="130" calcext:value-type="currency">
            <text:p>$13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4-19T01:03:52.954646652</dc:date>
    <meta:editing-duration>PT3H36M36S</meta:editing-duration>
    <meta:editing-cycles>67</meta:editing-cycles>
    <meta:generator>LibreOffice/24.2.7.2$Linux_X86_64 LibreOffice_project/420$Build-2</meta:generator>
    <meta:document-statistic meta:table-count="1" meta:cell-count="55" meta:object-count="1"/>
  </office:meta>
</office:document-meta>
</file>